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padding="0.049cm" fo:border="0.06pt solid #d9d9e3"/>
      <style:text-properties style:font-name="Liberation Serif" fo:font-size="12pt" officeooo:paragraph-rsid="001c64fb" style:font-size-asian="12pt" style:font-size-complex="12pt"/>
    </style:style>
    <style:style style:name="P2" style:family="paragraph" style:parent-style-name="Text_20_body">
      <style:paragraph-properties fo:padding="0.049cm" fo:border="0.06pt solid #d9d9e3"/>
      <style:text-properties style:font-name="Liberation Serif" fo:font-size="12pt" officeooo:paragraph-rsid="00105ff2" style:font-size-asian="12pt" style:font-size-complex="12pt"/>
    </style:style>
    <style:style style:name="P3" style:family="paragraph" style:parent-style-name="Text_20_body">
      <style:paragraph-properties fo:padding="0.049cm" fo:border="0.06pt solid #d9d9e3"/>
      <style:text-properties style:font-name="Liberation Serif" fo:font-size="12pt" officeooo:paragraph-rsid="001c7ad5" style:font-size-asian="12pt" style:font-size-complex="12pt"/>
    </style:style>
    <style:style style:name="P4" style:family="paragraph" style:parent-style-name="Text_20_body">
      <style:paragraph-properties fo:padding="0.049cm" fo:border="0.06pt solid #d9d9e3"/>
    </style:style>
    <style:style style:name="T1" style:family="text">
      <style:text-properties officeooo:rsid="00156d08"/>
    </style:style>
    <style:style style:name="T2" style:family="text">
      <style:text-properties officeooo:rsid="0017387a"/>
    </style:style>
    <style:style style:name="T3" style:family="text">
      <style:text-properties officeooo:rsid="001c7ad5"/>
    </style:style>
    <style:style style:name="T4" style:family="text">
      <style:text-properties fo:font-variant="normal" fo:text-transform="none" fo:color="#d1d5db" loext:opacity="100%" style:font-name="S hne" fo:font-size="9.60000038146973pt" fo:letter-spacing="normal" fo:font-style="normal" fo:font-weight="normal"/>
    </style:style>
    <style:style style:name="T5" style:family="text">
      <style:text-properties fo:font-variant="normal" fo:text-transform="none" fo:color="#d1d5db" loext:opacity="100%" style:font-name="S hne" fo:font-size="9.60000038146973pt" fo:letter-spacing="normal" fo:font-style="normal" fo:font-weight="normal" officeooo:rsid="001c7ad5"/>
    </style:style>
    <style:style style:name="T6" style:family="text">
      <style:text-properties fo:font-variant="normal" fo:text-transform="none" fo:color="#d1d5db" loext:opacity="100%" style:font-name="S hne" fo:font-size="9.60000038146973pt" fo:letter-spacing="normal" fo:font-style="normal" fo:font-weight="normal" officeooo:rsid="001e2003"/>
    </style:style>
    <style:style style:name="T7" style:family="text">
      <style:text-properties fo:font-variant="normal" fo:text-transform="none" fo:color="#000000" loext:opacity="100%" style:font-name="S hne" fo:font-size="9.60000038146973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S hne" fo:font-size="9.60000038146973pt" fo:letter-spacing="normal" fo:font-style="normal" fo:font-weight="normal" officeooo:rsid="001c7ad5"/>
    </style:style>
    <style:style style:name="T9" style:family="text">
      <style:text-properties fo:font-variant="normal" fo:text-transform="none" fo:color="#000000" loext:opacity="100%" style:font-name="S hne" fo:font-size="9.60000038146973pt" fo:letter-spacing="normal" fo:font-style="normal" fo:font-weight="normal" officeooo:rsid="001e2003"/>
    </style:style>
    <style:style style:name="T10" style:family="text">
      <style:text-properties fo:font-variant="normal" fo:text-transform="none" fo:color="#000000" loext:opacity="100%" fo:font-size="9.60000038146973pt" fo:letter-spacing="normal" fo:font-style="normal" fo:font-weight="normal"/>
    </style:style>
    <style:style style:name="T11" style:family="text">
      <style:text-properties fo:font-variant="normal" fo:text-transform="none" fo:color="#000000" loext:opacity="100%" fo:font-size="9.60000038146973pt" fo:letter-spacing="normal" fo:font-style="normal" fo:font-weight="normal" officeooo:rsid="001e2003"/>
    </style:style>
    <style:style style:name="T12" style:family="text">
      <style:text-properties fo:font-variant="normal" fo:text-transform="none" fo:color="#000000" loext:opacity="100%" fo:letter-spacing="normal" fo:font-style="normal" fo:font-weight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1e2003"/>
    </style:style>
    <style:style style:name="T14" style:family="text">
      <style:text-properties officeooo:rsid="001e2003"/>
    </style:style>
    <style:style style:name="T15" style:family="text">
      <style:text-properties officeooo:rsid="00217a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kindly request access to the resources provided by the Cambridge Centre for Ageing and Neuroscience (CamCan) to conduct a compelling research project on neural decoding. Our goal is to explore if MEG-derived features from resting-state analysis can predict age and behavioral scores accurately. <text:span text:style-name="T15">To do so, w</text:span>e will implement state-of-the-art deep neural network architectures that leverage anatomical and functional features (i.e., cortical thickness, time/frequency domain transformations, and graph embedding representation of connectomes) to capture brain patterns that can accurately predict age and behavioural scores.</text:p>
      <text:p text:style-name="P4">Incorporating both anatomical, <text:span text:style-name="T15">spectral and </text:span>functional features in a single model is expected to enhance age and behavioral prediction accuracy. We anticipate uncovering insights into age-related brain changes, their impact on cognition, and identifying neural markers for behavioral variations across lifespans.</text:p>
      <text:p text:style-name="P4">Additionally, we aim to emphasize magnetoencephalography's potential as a reliable tool for investigating brain dynamics. <text:s/>MEG's advantage over MRI lies in capturing rapid frequency events, crucial for real-time neural processes, <text:s/>which can be particularly relevant when studying cognitive functions and age-related changes in brain activity.</text:p>
      <text:p text:style-name="P4">We appreciate your consideration and look forward to a collaborative endeavor in this exciting domain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4:20:46.255186156</meta:creation-date>
    <dc:date>2023-08-28T18:38:47.949484062</dc:date>
    <meta:editing-duration>P4DT14H41M5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86" meta:character-count="1380" meta:non-whitespace-character-count="1196"/>
  </office:meta>
</office:document-meta>
</file>